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7.08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62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dash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9cm" fo:min-width="7.89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191cm" svg:height="1.787cm" svg:x="5.50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92cm" svg:height="1.787cm" svg:x="5.8cm" svg:y="23.9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8.192cm" svg:height="1.788cm" svg:x="3.5cm" svg:y="10.802cm">
          <text:p text:style-name="P1"><text:span text:style-name="T1">In</text:span><text:span text:style-name="T1">vi</text:span><text:span text:style-name="T1">ta</text:span><text:span text:style-name="T1">r </text:span><text:span text:style-name="T1">a </text:span><text:span text:style-name="T1">la </text:span><text:span text:style-name="T1">ju</text:span><text:span text:style-name="T1">g</text:span><text:span text:style-name="T1">a</text:span><text:span text:style-name="T1">d</text:span><text:span text:style-name="T1">o</text:span><text:span text:style-name="T1">ra </text:span></text:p>
          <text:p text:style-name="P1"><text:span text:style-name="T1">a </text:span><text:span text:style-name="T1">a</text:span><text:span text:style-name="T1">di</text:span><text:span text:style-name="T1">vi</text:span><text:span text:style-name="T1">n</text:span><text:span text:style-name="T1">ar </text:span><text:span text:style-name="T1">u</text:span><text:span text:style-name="T1">n</text:span><text:span text:style-name="T1">a </text:span><text:span text:style-name="T1">le</text:span><text:span text:style-name="T1">tr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8.092cm" svg:height="1.788cm" svg:x="3.55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596cm" svg:y1="3.287cm" svg:x2="7.596cm" svg:y2="4.634cm" draw:start-shape="id1" draw:start-glue-point="2" draw:end-shape="id2" draw:end-glue-point="0" svg:d="M7596 3287v1347" svg:viewBox="0 0 1 1348">
          <text:p/>
        </draw:connector>
        <draw:custom-shape draw:style-name="gr6" draw:text-style-name="P2" xml:id="id4" draw:id="id4" draw:layer="layout" svg:width="5.938cm" svg:height="1.788cm" svg:x="1.3cm" svg:y="14.37cm">
          <text:p text:style-name="P1"><text:span text:style-name="T1">La letra está en l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5.938cm" svg:height="1.788cm" svg:x="8.374cm" svg:y="14.37cm">
          <text:p text:style-name="P1"><text:span text:style-name="T1">La letra no está en </text:span></text:p>
          <text:p text:style-name="P1"><text:span text:style-name="T1">la palabra secreta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96cm" svg:y1="12.59cm" svg:x2="4.269cm" svg:y2="14.37cm" draw:start-shape="id3" draw:start-glue-point="2" draw:end-shape="id4" draw:end-glue-point="0" svg:d="M7596 12590l-3327 1780" svg:viewBox="0 0 3328 1781">
          <text:p/>
        </draw:connector>
        <draw:connector draw:style-name="gr5" draw:text-style-name="P3" draw:layer="layout" draw:type="line" svg:x1="7.596cm" svg:y1="12.59cm" svg:x2="11.343cm" svg:y2="14.37cm" draw:start-shape="id3" draw:start-glue-point="2" draw:end-shape="id5" draw:end-glue-point="0" svg:d="M7596 12590l3747 1780" svg:viewBox="0 0 3748 1781">
          <text:p/>
        </draw:connector>
        <draw:custom-shape draw:style-name="gr6" draw:text-style-name="P2" xml:id="id6" draw:id="id6" draw:layer="layout" svg:width="5.938cm" svg:height="1.788cm" svg:x="1.3cm" svg:y="17.388cm">
          <text:p text:style-name="P1"><text:span text:style-name="T1">Ha adivinado todas</text:span></text:p>
          <text:p text:style-name="P1"><text:span text:style-name="T1">las letras y g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7" draw:id="id7" draw:layer="layout" svg:width="5.938cm" svg:height="1.788cm" svg:x="8.374cm" svg:y="17.388cm">
          <text:p text:style-name="P1"><text:span text:style-name="T1">Ha agotado los </text:span></text:p>
          <text:p text:style-name="P1"><text:span text:style-name="T1">intentos y pierd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269cm" svg:y1="16.158cm" svg:x2="4.269cm" svg:y2="17.388cm" draw:end-shape="id6" draw:end-glue-point="0" svg:d="M4269 16158v1230" svg:viewBox="0 0 1 1231">
          <text:p/>
        </draw:connector>
        <draw:connector draw:style-name="gr5" draw:text-style-name="P3" draw:layer="layout" draw:type="line" svg:x1="11.343cm" svg:y1="16.158cm" svg:x2="11.343cm" svg:y2="17.388cm" draw:end-shape="id7" draw:end-glue-point="0" svg:d="M11343 16158v1230" svg:viewBox="0 0 1 1231">
          <text:p/>
        </draw:connector>
        <draw:custom-shape draw:style-name="gr7" draw:text-style-name="P2" xml:id="id8" draw:id="id8" draw:layer="layout" svg:width="7.685cm" svg:height="1.787cm" svg:x="4.007cm" svg:y="20.783cm">
          <text:p text:style-name="P1"><text:span text:style-name="T1">Pregunta a jugadora si </text:span></text:p>
          <text:p text:style-name="P1"><text:span text:style-name="T1">quiere jugar de nu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.269cm" svg:y1="19.276cm" svg:x2="7.849cm" svg:y2="20.783cm" draw:end-shape="id8" draw:end-glue-point="0" svg:d="M4269 19276l3580 1507" svg:viewBox="0 0 3581 1508">
          <text:p/>
        </draw:connector>
        <draw:connector draw:style-name="gr5" draw:text-style-name="P3" draw:layer="layout" draw:type="line" svg:x1="11.343cm" svg:y1="19.276cm" svg:x2="7.849cm" svg:y2="20.783cm" draw:end-shape="id8" draw:end-glue-point="0" svg:d="M11343 19276l-3494 1507" svg:viewBox="0 0 3495 1508">
          <text:p/>
        </draw:connector>
        <draw:connector draw:style-name="gr5" draw:text-style-name="P3" draw:layer="layout" draw:type="line" svg:x1="7.85cm" svg:y1="22.646cm" svg:x2="7.851cm" svg:y2="23.989cm" svg:d="M7850 22646l1 1343" svg:viewBox="0 0 2 1344">
          <text:p/>
        </draw:connector>
        <draw:connector draw:style-name="gr5" draw:text-style-name="P4" draw:layer="layout" draw:line-skew="8.059cm" svg:x1="11.692cm" svg:y1="21.676cm" svg:x2="11.642cm" svg:y2="5.528cm" draw:start-shape="id8" draw:start-glue-point="1" draw:end-shape="id2" draw:end-glue-point="1" svg:d="M11692 21676h8608v-16148h-8658" svg:viewBox="0 0 8659 16149">
          <text:p/>
        </draw:connector>
        <draw:custom-shape draw:style-name="gr8" draw:text-style-name="P2" draw:layer="layout" svg:width="5.962cm" svg:height="1.788cm" svg:x="13.578cm" svg:y="10.714cm">
          <text:p text:style-name="P1"><text:span text:style-name="T1">Jug</text:span><text:span text:style-name="T1">ado</text:span><text:span text:style-name="T1">ra </text:span><text:span text:style-name="T1">ya </text:span></text:p>
          <text:p text:style-name="P1"><text:span text:style-name="T1">adiv</text:span><text:span text:style-name="T1">inó </text:span><text:span text:style-name="T1">esa </text:span><text:span text:style-name="T1">le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513cm" svg:y1="12cm" svg:x2="11.699cm" svg:y2="11.98cm">
          <text:p/>
        </draw:line>
        <draw:line draw:style-name="gr5" draw:text-style-name="P3" draw:layer="layout" svg:x1="11.724cm" svg:y1="11.298cm" svg:x2="13.538cm" svg:y2="11.278cm">
          <text:p/>
        </draw:line>
        <draw:custom-shape draw:style-name="gr9" draw:text-style-name="P2" xml:id="id9" draw:id="id9" draw:layer="layout" svg:width="8.492cm" svg:height="1.789cm" svg:x="3.4cm" svg:y="7.648cm">
          <text:p text:style-name="P1"><text:span text:style-name="T1">Most</text:span><text:span text:style-name="T1">rar </text:span><text:span text:style-name="T1">table</text:span><text:span text:style-name="T1">ro y </text:span><text:span text:style-name="T1">espa</text:span><text:span text:style-name="T1">cios </text:span></text:p>
          <text:p text:style-name="P1"><text:span text:style-name="T1">vací</text:span><text:span text:style-name="T1">os a </text:span><text:span text:style-name="T1">juga</text:span><text:span text:style-name="T1">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646cm" svg:y1="6.397cm" svg:x2="7.646cm" svg:y2="7.648cm" draw:end-shape="id9" draw:end-glue-point="0" svg:d="M7646 6397v1251" svg:viewBox="0 0 1 1252">
          <text:p/>
        </draw:connector>
        <draw:connector draw:style-name="gr5" draw:text-style-name="P3" draw:layer="layout" draw:type="line" svg:x1="7.646cm" svg:y1="9.437cm" svg:x2="7.596cm" svg:y2="10.777cm" draw:start-shape="id9" draw:start-glue-point="2" svg:d="M7646 9437l-50 1340" svg:viewBox="0 0 51 13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9T11:05:31.378798329</dc:date>
    <dc:creator>Jaime Gutierrez</dc:creator>
    <meta:editing-duration>PT35M50S</meta:editing-duration>
    <meta:editing-cycles>10</meta:editing-cycles>
    <meta:generator>LibreOffice/6.4.2.2$Linux_X86_64 LibreOffice_project/40$Build-2</meta:generator>
    <meta:document-statistic meta:object-count="24"/>
  </office:meta>
</office:document-meta>
</file>